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0584" calcext:value-type="float">
            <text:p>99.1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6464" calcext:value-type="float">
            <text:p>96.6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224" calcext:value-type="float">
            <text:p>93.6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901</text:p>
          </table:table-cell>
          <table:table-cell office:value-type="string" calcext:value-type="string">
            <text:p>Hart NW Quad</text:p>
          </table:table-cell>
          <table:table-cell office:value-type="string" calcext:value-type="string">
            <text:p>196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